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deed"/>
    </style:style>
    <style:style style:name="P2" style:family="paragraph" style:parent-style-name="Preformatted_20_Text">
      <style:text-properties fo:color="#ff0000" loext:opacity="100%"/>
    </style:style>
    <style:style style:name="P3" style:family="paragraph" style:parent-style-name="Preformatted_20_Text">
      <style:text-properties fo:color="#ff0000" loext:opacity="100%" style:text-underline-style="none"/>
    </style:style>
    <style:style style:name="P4" style:family="paragraph" style:parent-style-name="Preformatted_20_Text">
      <style:text-properties fo:font-size="14pt" fo:font-weight="bold" officeooo:rsid="001cb204" officeooo:paragraph-rsid="001cb204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fo:font-weight="bold" officeooo:rsid="001cb204" officeooo:paragraph-rsid="001cb204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color="#ff0000" loext:opacity="100%" style:text-underline-style="none"/>
    </style:style>
    <style:style style:name="P7" style:family="paragraph" style:parent-style-name="Preformatted_20_Text">
      <style:text-properties fo:color="#ff0000" loext:opacity="100%"/>
    </style:style>
    <style:style style:name="P8" style:family="paragraph" style:parent-style-name="Preformatted_20_Text">
      <style:text-properties fo:color="#ff0000" loext:opacity="100%" officeooo:rsid="001ee486" officeooo:paragraph-rsid="001ee486"/>
    </style:style>
    <style:style style:name="P9" style:family="paragraph" style:parent-style-name="Preformatted_20_Text">
      <style:text-properties fo:color="#ff0000" loext:opacity="100%" officeooo:rsid="001ee486" officeooo:paragraph-rsid="001ee486" fo:background-color="#ffff00"/>
    </style:style>
    <style:style style:name="P10" style:family="paragraph" style:parent-style-name="Preformatted_20_Text">
      <style:text-properties fo:background-color="#ffff00"/>
    </style:style>
    <style:style style:name="P11" style:family="paragraph" style:parent-style-name="Preformatted_20_Text">
      <style:text-properties officeooo:paragraph-rsid="0015deed" fo:background-color="#ffff00"/>
    </style:style>
    <style:style style:name="P12" style:family="paragraph" style:parent-style-name="Preformatted_20_Text">
      <style:text-properties fo:color="#000000" loext:opacity="100%" fo:background-color="#ffff00"/>
    </style:style>
    <style:style style:name="P13" style:family="paragraph" style:parent-style-name="Preformatted_20_Text">
      <style:text-properties fo:color="#000000" loext:opacity="100%" officeooo:rsid="001ee486" officeooo:paragraph-rsid="001ee486" fo:background-color="#ffff00"/>
    </style:style>
    <style:style style:name="P14" style:family="paragraph" style:parent-style-name="Preformatted_20_Text">
      <style:text-properties fo:color="#000000" loext:opacity="100%" style:text-underline-style="none" fo:background-color="#ffff00"/>
    </style:style>
    <style:style style:name="T1" style:family="text">
      <style:text-properties officeooo:rsid="00198b34"/>
    </style:style>
    <style:style style:name="T2" style:family="text">
      <style:text-properties officeooo:rsid="0019eef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UNCIONES XQUERY</text:p>
      <text:p text:style-name="P4"/>
      <text:p text:style-name="Preformatted_20_Text">&lt;?xml version="1.0" encoding="UTF-8"?&gt;</text:p>
      <text:p text:style-name="Preformatted_20_Text">&lt;bookstore&gt;</text:p>
      <text:p text:style-name="Preformatted_20_Text"><text:s text:c="2"/>&lt;book category="COOKING"&gt;</text:p>
      <text:p text:style-name="Preformatted_20_Text"><text:s text:c="4"/>&lt;title lang="en"&gt;Everyday Italian&lt;/title&gt;</text:p>
      <text:p text:style-name="Preformatted_20_Text"><text:s text:c="4"/>&lt;author&gt;Giada De Laurentiis&lt;/author&gt;</text:p>
      <text:p text:style-name="Preformatted_20_Text"><text:s text:c="4"/>&lt;year&gt;2005&lt;/year&gt;</text:p>
      <text:p text:style-name="Preformatted_20_Text"><text:s text:c="4"/>&lt;price&gt;30.00&lt;/price&gt;</text:p>
      <text:p text:style-name="Preformatted_20_Text"><text:s text:c="2"/>&lt;/book&gt;</text:p>
      <text:p text:style-name="Preformatted_20_Text"><text:s text:c="2"/>&lt;book category="CHILDREN"&gt;</text:p>
      <text:p text:style-name="Preformatted_20_Text"><text:s text:c="4"/>&lt;title lang="en"&gt;Harry Potter&lt;/title&gt;</text:p>
      <text:p text:style-name="Preformatted_20_Text"><text:s text:c="4"/>&lt;author&gt;J K. Rowling&lt;/author&gt;</text:p>
      <text:p text:style-name="Preformatted_20_Text"><text:s text:c="4"/>&lt;year&gt;2005&lt;/year&gt;</text:p>
      <text:p text:style-name="Preformatted_20_Text"><text:s text:c="4"/>&lt;price&gt;29.99&lt;/price&gt;</text:p>
      <text:p text:style-name="Preformatted_20_Text"><text:s text:c="2"/>&lt;/book&gt;</text:p>
      <text:p text:style-name="Preformatted_20_Text"><text:s text:c="2"/>&lt;book category="WEB"&gt;</text:p>
      <text:p text:style-name="Preformatted_20_Text"><text:s text:c="4"/>&lt;title lang="en"&gt;XQuery Kick Start&lt;/title&gt;</text:p>
      <text:p text:style-name="Preformatted_20_Text"><text:s text:c="4"/>&lt;author&gt;James McGovern&lt;/author&gt;</text:p>
      <text:p text:style-name="Preformatted_20_Text"><text:s text:c="4"/>&lt;author&gt;Per Bothner&lt;/author&gt;</text:p>
      <text:p text:style-name="Preformatted_20_Text"><text:s text:c="4"/>&lt;author&gt;Kurt Cagle&lt;/author&gt;</text:p>
      <text:p text:style-name="Preformatted_20_Text"><text:s text:c="4"/>&lt;author&gt;James Linn&lt;/author&gt;</text:p>
      <text:p text:style-name="Preformatted_20_Text"><text:s text:c="4"/>&lt;author&gt;Vaidyanathan Nagarajan&lt;/author&gt;</text:p>
      <text:p text:style-name="Preformatted_20_Text"><text:s text:c="4"/>&lt;year&gt;2003&lt;/year&gt;</text:p>
      <text:p text:style-name="Preformatted_20_Text"><text:s text:c="4"/>&lt;price&gt;49.99&lt;/price&gt;</text:p>
      <text:p text:style-name="Preformatted_20_Text"><text:s text:c="2"/>&lt;/book&gt;</text:p>
      <text:p text:style-name="Preformatted_20_Text"><text:s text:c="2"/>&lt;book category="WEB"&gt;</text:p>
      <text:p text:style-name="Preformatted_20_Text"><text:s text:c="4"/>&lt;title lang="en"&gt;Learning XML&lt;/title&gt;</text:p>
      <text:p text:style-name="Preformatted_20_Text"><text:s text:c="4"/>&lt;author&gt;Erik T. Ray&lt;/author&gt;</text:p>
      <text:p text:style-name="Preformatted_20_Text"><text:s text:c="4"/>&lt;year&gt;2003&lt;/year&gt;</text:p>
      <text:p text:style-name="Preformatted_20_Text"><text:s text:c="4"/>&lt;price&gt;39.95&lt;/price&gt;</text:p>
      <text:p text:style-name="Preformatted_20_Text"><text:s text:c="2"/>&lt;/book&gt;</text:p>
      <text:p text:style-name="Preformatted_20_Text">&lt;/bookstore&gt; </text:p>
      <text:p text:style-name="Preformatted_20_Text"/>
      <text:p text:style-name="Preformatted_20_Text"/>
      <text:p text:style-name="Preformatted_20_Text"/>
      <text:p text:style-name="Standard">1- <text:span text:style-name="T2">Obtener media precios</text:span><text:span text:style-name="T1"> de </text:span><text:span text:style-name="T2">los</text:span> libros</text:p>
      <text:p text:style-name="P2"/>
      <text:p text:style-name="P12">for $x in avg (/bookstore/book/price)</text:p>
      <text:p text:style-name="P12">return &lt;media&gt;{$x}&lt;/media&gt;</text:p>
      <text:p text:style-name="P8">con dos decicmal </text:p>
      <text:p text:style-name="P13">for $x in avg (/bookstore/book/price)</text:p>
      <text:p text:style-name="P13">return<text:bookmark-start text:name="__DdeLink__1221_4210502782"/> &lt;media&gt;{round-half-to-even($x,2)}&lt;/media&gt;<text:bookmark-end text:name="__DdeLink__1221_4210502782"/></text:p>
      <text:p text:style-name="P9"/>
      <text:p text:style-name="Preformatted_20_Text">2-Total precios libros</text:p>
      <text:p text:style-name="Preformatted_20_Text"/>
      <text:p text:style-name="P10"><text:bookmark-start text:name="__DdeLink__1225_4210502782"/><text:bookmark-start text:name="__DdeLink__1219_4210502782"/></text:p>
      <text:p text:style-name="P10">let $books := (/bookstore/book)</text:p>
      <text:p text:style-name="P10">let $prices := $books/price</text:p>
      <text:p text:style-name="P10">let $total := sum($prices)</text:p>
      <text:p text:style-name="P10">return $total<text:bookmark-end text:name="__DdeLink__1219_4210502782"/><text:bookmark-end text:name="__DdeLink__1225_4210502782"/></text:p>
      <text:p text:style-name="Preformatted_20_Text"/>
      <text:p text:style-name="Preformatted_20_Text">3- Mostrar la categoría de los libros cuyo título empiece por "X".</text:p>
      <text:p text:style-name="P3"/>
      <text:p text:style-name="P14"><text:bookmark-start text:name="__DdeLink__1239_4210502782"/><text:bookmark-start text:name="__DdeLink__1230_4210502782"/><text:bookmark-start text:name="__DdeLink__1227_4210502782"/>let $books := (/bookstore/book)[starts-with(title, 'X')]</text:p>
      <text:p text:style-name="P14">return $books/@category<text:bookmark-end text:name="__DdeLink__1227_4210502782"/></text:p>
      <text:p text:style-name="P3"><text:bookmark-end text:name="__DdeLink__1230_4210502782"/><text:bookmark-end text:name="__DdeLink__1239_4210502782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4-Mostrar los títulos que tengan una "X" mayúscula o minúscula . ordenados de manera descendente.</text:p>
      <text:p text:style-name="Preformatted_20_Text"/>
      <text:p text:style-name="Preformatted_20_Text"/>
      <text:p text:style-name="P10">for $books in <text:s/>(/bookstore/book)</text:p>
      <text:p text:style-name="P10">where contains ($books/title,"x") or contains ($books/title,"X")</text:p>
      <text:p text:style-name="P10">order by $books/title descending</text:p>
      <text:p text:style-name="P10">return $books/title<text:bookmark-start text:name="__DdeLink__1241_4210502782"/></text:p>
      <text:p text:style-name="P2"><text:s text:c="2"/><text:bookmark-end text:name="__DdeLink__1241_4210502782"/></text:p>
      <text:p text:style-name="P2"/>
      <text:p text:style-name="Preformatted_20_Text">5-Obtener todos los años en los que se ha publicado un libro eliminando los repetidos.</text:p>
      <text:p text:style-name="P12"><text:bookmark-start text:name="__DdeLink__1243_4210502782"/>let $books := (/bookstore/book)</text:p>
      <text:p text:style-name="P12">let $years := distinct-values($books/year) </text:p>
      <text:p text:style-name="P12">return $years<text:bookmark-end text:name="__DdeLink__1243_4210502782"/></text:p>
      <text:p text:style-name="Preformatted_20_Text"/>
      <text:p text:style-name="P1">6- Mostrar el precio mínimo y máximo de los libros.</text:p>
      <text:p text:style-name="P11">let $books :=/bookstore/book</text:p>
      <text:p text:style-name="P11">let $prices := $books/price</text:p>
      <text:p text:style-name="P11">let $minPrice := min($prices)</text:p>
      <text:p text:style-name="P11">let $maxPrice := max($prices)</text:p>
      <text:p text:style-name="P11">return (</text:p>
      <text:p text:style-name="P11"><text:s text:c="2"/>&lt;minPrice&gt;{$minPrice}&lt;/minPrice&gt;,</text:p>
      <text:p text:style-name="P11"><text:s text:c="2"/>&lt;maxPrice&gt;{$maxPrice}&lt;/maxPrice&gt;</text:p>
      <text:p text:style-name="P11"/>
      <text:p text:style-name="P11">)</text:p>
      <text:p text:style-name="Preformatted_20_Text"/>
      <text:p text:style-name="Preformatted_20_Text"/>
      <text:p text:style-name="Text_20_body"><text:line-break/>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2T18:44:12.358000000</meta:creation-date>
    <dc:date>2023-05-22T13:07:54.520041612</dc:date>
    <meta:editing-duration>PT27M42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66" meta:word-count="205" meta:character-count="1976" meta:non-whitespace-character-count="1726"/>
  </office:meta>
</office:document-meta>
</file>